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20e" officeooo:paragraph-rsid="000d020e"/>
    </style:style>
    <style:style style:name="P2" style:family="paragraph" style:parent-style-name="Standard">
      <style:paragraph-properties fo:text-align="center" style:justify-single-word="false"/>
      <style:text-properties officeooo:rsid="000d020e" officeooo:paragraph-rsid="000d020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e3bee" officeooo:paragraph-rsid="000e3bee"/>
    </style:style>
    <style:style style:name="T1" style:family="text">
      <style:text-properties officeooo:rsid="000dcf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/>
      <text:p text:style-name="P2">Summary of “<text:span text:style-name="T1">Advice for applying Machine Learning</text:span>”</text:p>
      <text:p text:style-name="P2"/>
      <text:list xml:id="list1084454940628041303" text:style-name="L1">
        <text:list-item>
          <text:p text:style-name="P3">Debugging</text:p>
          <text:list>
            <text:list-item>
              <text:p text:style-name="P3"/>
            </text:list-item>
          </text:list>
        </text:list-item>
        <text:list-item>
          <text:p text:style-name="P3">Analysis</text:p>
        </text:list-item>
        <text:list-item>
          <text:p text:style-name="P3">Getting Started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7:30:51.711348345</meta:creation-date>
    <dc:date>2015-09-30T17:49:15.967008468</dc:date>
    <meta:editing-duration>PT17M16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8" meta:character-count="96" meta:non-whitespace-character-count="88"/>
  </office:meta>
</office:document-meta>
</file>